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079cm"/>
    </style:style>
    <style:style style:name="co2" style:family="table-column">
      <style:table-column-properties fo:break-before="auto" style:column-width="41.0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Égalité du vecteur position</text:p>
          </table:table-cell>
          <table:table-cell office:value-type="string" calcext:value-type="string">
            <text:p>\[\overrightarrow{O_1M} = \overrightarrow{O_1O_2}+\overrightarrow{O_2M}\] </text:p>
          </table:table-cell>
        </table:table-row>
        <table:table-row table:style-name="ro1">
          <table:table-cell office:value-type="string" calcext:value-type="string">
            <text:p>Égalité du vecteur vitesse</text:p>
          </table:table-cell>
          <table:table-cell office:value-type="string" calcext:value-type="string">
            <text:p>\[\overrightarrow{v_1} = \overrightarrow{v_e}+\overrightarrow{v_2}\] avec \(\overrightarrow{v_e} = \overrightarrow{v_0} + (x_2\overrightarrow{\dot{e_{x2}}} + y_2\overrightarrow{\dot{e_{y2}}} + z_2\overrightarrow{\dot{e_{z2}}})\) et \(\overrightarrow{v_2} = \dot{x_2}\overrightarrow{e_{x2}} + \dot{y_2}\overrightarrow{e_{y2}} + \dot{z_2}\overrightarrow{e_{z2}}\) </text:p>
          </table:table-cell>
        </table:table-row>
        <table:table-row table:style-name="ro1">
          <table:table-cell office:value-type="string" calcext:value-type="string">
            <text:p>Égalité du vecteur accelération</text:p>
          </table:table-cell>
          <table:table-cell office:value-type="string" calcext:value-type="string">
            <text:p>\[\overrightarrow{a_1} = \overrightarrow{a_2} + \overrightarrow{a_e}+\overrightarrow{a_c}\] avec \(\overrightarrow{a_e} = \overrightarrow{a_0}+ (x_2\overrightarrow{\ddot{e_{x2}}} + y_2\overrightarrow{\ddot{e_{y2}}} + z_2\overrightarrow{\ddot{e_{z2}}})\) et \(\overrightarrow{a_c} = 2 (\dot{x_2}\overrightarrow{\dot{e_{x2}}} + \dot{y_2}\overrightarrow{\dot{e_{y2}}} + \dot{z_2}\overrightarrow{\dot{e_{z2}}})\) <text:s/></text:p>
          </table:table-cell>
        </table:table-row>
        <table:table-row table:style-name="ro1">
          <table:table-cell office:value-type="string" calcext:value-type="string">
            <text:p>Vitesse d'entrainement dans un référenriel tournant</text:p>
          </table:table-cell>
          <table:table-cell office:value-type="string" calcext:value-type="string">
            <text:p>\[\overrightarrow{v_e} = \overrightarrow{v_0} + \overrightarrow{\omega}\wedge \overrightarrow{OM_2}\] avec \(\overrightarrow{\omega} = \overrightarrow{n}\cdot \omega\) et \(\overrightarrow{n}\) le vecteur unitaire de l'axe de rotation et \(\omega\) la pulsation. </text:p>
          </table:table-cell>
        </table:table-row>
        <table:table-row table:style-name="ro1">
          <table:table-cell office:value-type="string" calcext:value-type="string">
            <text:p>Accélération d'entrainement dans un référenriel tournant</text:p>
          </table:table-cell>
          <table:table-cell office:value-type="string" calcext:value-type="string">
            <text:p>\[\overrightarrow{a_e} = \overrightarrow{a_0}+ \dot{\overrightarrow{\omega}}\wedge \overrightarrow{O_2M} + \overrightarrow{\omega}\wedge(\overrightarrow{\omega} \wedge \overrightarrow{O_2M})\] avec \(\overrightarrow{\omega} = \overrightarrow{n}\cdot \omega\) et \(\overrightarrow{n}\) le vecteur unitaire de l'axe de rotation et \(\omega\) la pulsation. </text:p>
          </table:table-cell>
        </table:table-row>
        <table:table-row table:style-name="ro1">
          <table:table-cell office:value-type="string" calcext:value-type="string">
            <text:p>Accélération de coriolis dans un référenriel tournant</text:p>
          </table:table-cell>
          <table:table-cell office:value-type="string" calcext:value-type="string">
            <text:p>\[\overrightarrow{a_c} = 2\overrightarrow{\omega}\wedge \overrightarrow{v_2}\] avec \(\overrightarrow{\omega} = \overrightarrow{n}\cdot \omega\) et \(\overrightarrow{n}\) le vecteur unitaire de l'axe de rotation et \(\omega\) la pulsation. </text:p>
          </table:table-cell>
        </table:table-row>
        <table:table-row table:style-name="ro1">
          <table:table-cell office:value-type="string" calcext:value-type="string">
            <text:p>Accélération et forces dans un référenriel non galiléen</text:p>
          </table:table-cell>
          <table:table-cell office:value-type="string" calcext:value-type="string">
            <text:p>\[m\overrightarrow{a_2} = \overrightarrow{F}+\overrightarrow{F_e}+\overrightarrow{F_c}\] avec \(\overrightarrow{F_e} = -m\overrightarrow{a_e}\) et \(\overrightarrow{F_c} = -m\overrightarrow{a_c}\) les 2 forcees d'intertie d'entrainement et de corioli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23T19:00:07.676640481</dc:date>
    <meta:editing-duration>PT31M38S</meta:editing-duration>
    <meta:editing-cycles>2</meta:editing-cycles>
    <meta:document-statistic meta:table-count="1" meta:cell-count="16" meta:object-count="0"/>
  </office:meta>
</office:document-meta>
</file>